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normal" officeooo:rsid="000d2dc0" officeooo:paragraph-rsid="0009923a" style:font-weight-asian="normal" style:font-weight-complex="normal"/>
    </style:style>
    <style:style style:name="P4" style:family="paragraph" style:parent-style-name="Standard">
      <style:paragraph-properties fo:text-align="start" style:justify-single-word="false"/>
      <style:text-properties fo:font-weight="normal" officeooo:rsid="000f886b" officeooo:paragraph-rsid="000f886b" style:font-weight-asian="normal" style:font-weight-complex="normal"/>
    </style:style>
    <style:style style:name="P5" style:family="paragraph" style:parent-style-name="Standard">
      <style:paragraph-properties fo:text-align="start" style:justify-single-word="false"/>
      <style:text-properties officeooo:rsid="000f886b" officeooo:paragraph-rsid="000f886b"/>
    </style:style>
    <style:style style:name="P6" style:family="paragraph" style:parent-style-name="Standard">
      <style:paragraph-properties fo:text-align="start" style:justify-single-word="false"/>
      <style:text-properties fo:font-weight="bold" officeooo:rsid="000f886b" officeooo:paragraph-rsid="000f886b" style:font-weight-asian="bold" style:font-weight-complex="bold"/>
    </style:style>
    <style:style style:name="P7" style:family="paragraph" style:parent-style-name="Standard">
      <style:paragraph-properties fo:text-align="start" style:justify-single-word="false"/>
      <style:text-properties fo:font-weight="bold" officeooo:rsid="00101547" officeooo:paragraph-rsid="00101547" style:font-weight-asian="bold" style:font-weight-complex="bold"/>
    </style:style>
    <style:style style:name="P8"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9" style:family="paragraph" style:parent-style-name="Standard">
      <style:paragraph-properties fo:text-align="start" style:justify-single-word="false"/>
      <style:text-properties fo:font-weight="normal" officeooo:rsid="0013251b" officeooo:paragraph-rsid="0013251b" style:font-weight-asian="normal" style:font-weight-complex="normal"/>
    </style:style>
    <style:style style:name="P10" style:family="paragraph" style:parent-style-name="Standard">
      <style:paragraph-properties fo:text-align="start" style:justify-single-word="false"/>
      <style:text-properties fo:font-weight="normal" officeooo:rsid="001473e6" officeooo:paragraph-rsid="001473e6" style:font-weight-asian="normal" style:font-weight-complex="normal"/>
    </style:style>
    <style:style style:name="P11" style:family="paragraph" style:parent-style-name="Standard">
      <style:paragraph-properties fo:text-align="start" style:justify-single-word="false"/>
      <style:text-properties fo:font-weight="normal" officeooo:rsid="001473e6" officeooo:paragraph-rsid="0016da4c" style:font-weight-asian="normal" style:font-weight-complex="normal"/>
    </style:style>
    <style:style style:name="P12" style:family="paragraph" style:parent-style-name="Standard">
      <style:paragraph-properties fo:text-align="start" style:justify-single-word="false"/>
      <style:text-properties fo:font-weight="normal" officeooo:rsid="000d2dc0" officeooo:paragraph-rsid="0009923a" style:font-weight-asian="normal" style:font-weight-complex="normal"/>
    </style:style>
    <style:style style:name="P13" style:family="paragraph" style:parent-style-name="Standard">
      <style:paragraph-properties fo:text-align="start" style:justify-single-word="false"/>
      <style:text-properties fo:font-weight="normal" officeooo:rsid="0016da4c" officeooo:paragraph-rsid="0016da4c" style:font-weight-asian="normal" style:font-weight-complex="normal"/>
    </style:style>
    <style:style style:name="P14" style:family="paragraph" style:parent-style-name="Standard">
      <style:text-properties fo:color="#000000" style:font-name="Lucida Console" fo:font-size="9pt" style:font-size-asian="9pt" fo:background-color="#ffffff"/>
    </style:style>
    <style:style style:name="P15" style:family="paragraph" style:parent-style-name="Standard">
      <style:paragraph-properties fo:text-align="start" style:justify-single-word="false" fo:break-before="page"/>
      <style:text-properties fo:font-weight="bold" officeooo:rsid="000f886b" officeooo:paragraph-rsid="000f886b" style:font-weight-asian="bold" style:font-weight-complex="bold"/>
    </style:style>
    <style:style style:name="T1" style:family="text">
      <style:text-properties officeooo:rsid="0009923a"/>
    </style:style>
    <style:style style:name="T2" style:family="text">
      <style:text-properties officeooo:rsid="0013d638"/>
    </style:style>
    <style:style style:name="T3" style:family="text">
      <style:text-properties fo:color="#000000" style:font-name="Lucida Console" fo:font-size="9pt" style:font-size-asian="9pt" fo:background-color="#ffffff"/>
    </style:style>
    <style:style style:name="T4" style:family="text">
      <style:text-properties style:text-position="super 58%"/>
    </style:style>
    <style:style style:name="T5" style:family="text">
      <style:text-properties officeooo:rsid="0015de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5">Project 1</text:p>
      <text:p text:style-name="P2"/>
      <text:p text:style-name="P7">Description</text:p>
      <text:p text:style-name="P8"/>
      <text:p text:style-name="P9">The project was implemented using C++, and uses the C++ Standard Library and Standard Template Library (STL), and Boost Libraries. The encryption and decryption functionality is implemented using STL algorithms. The key generation functionality is implemented using psuedorandom number generation functionality in the C++ Standard Library. <text:span text:style-name="T2">The build system for the project was implemented using CMake. The project was implemented and tests were run on a Windows 10 system with the Cygwin environment installed. </text:span></text:p>
      <text:p text:style-name="P2"/>
      <text:p text:style-name="P6">Key Distribution Testing</text:p>
      <text:p text:style-name="P3"/>
      <text:p text:style-name="P11">In order to prove that the keys generated are uniformly distributed, the probability of each key in the key space must be calculated. If the probability of each of the keys are 1 / K, where K is the number of possible keys, then the key generator generated uniformly distributed keys. </text:p>
      <text:p text:style-name="P11"/>
      <text:p text:style-name="P11">Test data from program output is included below.</text:p>
      <text:p text:style-name="P10"/>
      <text:p text:style-name="P10"><text:span text:style-name="T3">key distribution test parameters</text:span></text:p>
      <text:p text:style-name="Standard"><text:span text:style-name="T3"><text:s/>security parameter = 3</text:span></text:p>
      <text:p text:style-name="Standard"><text:span text:style-name="T3"><text:s/>iterations = 5000</text:span></text:p>
      <text:p text:style-name="P14"/>
      <text:p text:style-name="Standard"><text:span text:style-name="T3">key distribution test result data</text:span></text:p>
      <text:p text:style-name="Standard"><text:span text:style-name="T3"><text:s/>key | count <text:s/>| probability | histogram</text:span></text:p>
      <text:p text:style-name="Standard"><text:span text:style-name="T3"><text:s/>--- | ------ | ----------- | ---------</text:span></text:p>
      <text:p text:style-name="Standard"><text:span text:style-name="T3"><text:s/>0x0 | 0x0285 | 0.129 <text:s text:c="6"/>| *****************************************************</text:span></text:p>
      <text:p text:style-name="Standard"><text:span text:style-name="T3"><text:s/>0x1 | 0x0275 | 0.126 <text:s text:c="6"/>| ****************************************************</text:span></text:p>
      <text:p text:style-name="Standard"><text:span text:style-name="T3"><text:s/>0x2 | 0x0257 | 0.120 <text:s text:c="6"/>| *************************************************</text:span></text:p>
      <text:p text:style-name="Standard"><text:span text:style-name="T3"><text:s/>0x3 | 0x0289 | 0.130 <text:s text:c="6"/>| ******************************************************</text:span></text:p>
      <text:p text:style-name="Standard"><text:span text:style-name="T3"><text:s/>0x4 | 0x027D | 0.127 <text:s text:c="6"/>| *****************************************************</text:span></text:p>
      <text:p text:style-name="Standard"><text:span text:style-name="T3"><text:s/>0x5 | 0x0274 | 0.126 <text:s text:c="6"/>| ****************************************************</text:span></text:p>
      <text:p text:style-name="Standard"><text:span text:style-name="T3"><text:s/>0x6 | 0x025C | 0.121 <text:s text:c="6"/>| **************************************************</text:span></text:p>
      <text:p text:style-name="P10"><text:span text:style-name="T3"><text:s/>0x7 | 0x0261 | 0.122 <text:s text:c="6"/>| **************************************************</text:span></text:p>
      <text:p text:style-name="P3"/>
      <text:p text:style-name="P10">Per this test data, <text:span text:style-name="T5">we can conclude</text:span> that the key generation function generates uniformly distributed keys as the probabilities of each key are approximately 12.<text:span text:style-name="T5">5</text:span>%, or 1 / 8, as would be expected from a key space of 2<text:span text:style-name="T4">3</text:span>.</text:p>
      <text:p text:style-name="P3"/>
      <text:p text:style-name="P15">Run Time Testing</text:p>
      <text:p text:style-name="P4"/>
      <text:p text:style-name="P13">The mean run time of the encryption function on 128-bits of data on the test machine was approximately 308 nanoseconds. </text:p>
      <text:p text:style-name="P13"/>
      <text:p text:style-name="P13">Test data from program output is included below.</text:p>
      <text:p text:style-name="P13"/>
      <text:p text:style-name="P13"><text:span text:style-name="T3">run time test parameters</text:span></text:p>
      <text:p text:style-name="Standard"><text:span text:style-name="T3"><text:s/>security parameter = 128 bits</text:span></text:p>
      <text:p text:style-name="Standard"><text:span text:style-name="T3"><text:s/>iterations <text:s text:c="8"/>= 5000</text:span></text:p>
      <text:p text:style-name="P14"/>
      <text:p text:style-name="Standard"><text:span text:style-name="T3">run time test results</text:span></text:p>
      <text:p text:style-name="Standard"><text:span text:style-name="T3"><text:s/>min run time <text:s text:c="5"/>= <text:s text:c="7"/>200 ns</text:span></text:p>
      <text:p text:style-name="Standard"><text:span text:style-name="T3"><text:s/>max run time <text:s text:c="5"/>= <text:s text:c="6"/>3400 ns</text:span></text:p>
      <text:p text:style-name="Standard"><text:span text:style-name="T3"><text:s/>mean run time <text:s text:c="4"/>= <text:s text:c="7"/>308 ns</text:span></text:p>
      <text:p text:style-name="Standard"><text:span text:style-name="T3"><text:s/>run time variance = <text:s text:c="6"/>7400 ns</text:span></text:p>
      <text:p text:style-name="Standard"><text:span text:style-name="T3"><text:s/>median run time <text:s text:c="2"/>= <text:s text:c="7"/>300 ns</text:span></text:p>
      <text:p text:style-name="P13"><text:span text:style-name="T3"><text:s/>total run time <text:s text:c="3"/>= <text:s text:c="3"/>1543700 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2-04T17:28:41.477000000</dc:date>
    <meta:editing-duration>PT56M</meta:editing-duration>
    <meta:editing-cycles>10</meta:editing-cycles>
    <meta:generator>LibreOffice/5.3.5.2$Windows_X86_64 LibreOffice_project/50d9bf2b0a79cdb85a3814b592608037a682059d</meta:generator>
    <meta:document-statistic meta:table-count="0" meta:image-count="0" meta:object-count="0" meta:page-count="2" meta:paragraph-count="40" meta:word-count="361" meta:character-count="2500" meta:non-whitespace-character-count="2043"/>
  </office:meta>
</office:document-meta>
</file>